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2000000B5F9E5A9BA7CC35B7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00" draw:opacity-name="Transparency_20_2" draw:textarea-horizontal-align="justify" draw:textarea-vertical-align="middle" draw:auto-grow-height="false" fo:min-height="1.95cm" fo:min-width="2.5cm"/>
    </style:style>
    <style:style style:name="gr3" style:family="graphic" style:parent-style-name="objectwithoutfill">
      <style:graphic-properties svg:stroke-width="0.1cm" draw:marker-start-width="0.515cm" draw:marker-end-width="0.51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25cm" fo:min-width="0.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174cm" fo:min-width="0.06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solid" draw:fill-color="#ffff00" draw:opacity-name="Transparency_20_4" draw:textarea-horizontal-align="justify" draw:textarea-vertical-align="middle" draw:auto-grow-height="false" fo:min-height="1.95cm" fo:min-width="2.5cm"/>
    </style:style>
    <style:style style:name="gr8" style:family="graphic" style:parent-style-name="objectwithoutfill">
      <style:graphic-properties svg:stroke-width="0.05cm" svg:stroke-color="#ff3333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00" draw:opacity-name="Transparency_20_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en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solid" draw:fill-color="#ffff00" draw:opacity-name="Transparency_20_4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67cm" svg:height="0.8cm" svg:x="17.3cm" svg:y="5.2cm">
          <draw:image xlink:href="Pictures/1000000000000272000000B5F9E5A9BA7CC35B7E.png" xlink:type="simple" xlink:show="embed" xlink:actuate="onLoad">
            <text:p/>
          </draw:image>
        </draw:frame>
        <draw:frame draw:style-name="gr1" draw:text-style-name="P1" draw:layer="layout" svg:width="2.767cm" svg:height="0.8cm" svg:x="10.4cm" svg:y="5.2cm">
          <draw:image xlink:href="Pictures/1000000000000272000000B5F9E5A9BA7CC35B7E.png" xlink:type="simple" xlink:show="embed" xlink:actuate="onLoad">
            <text:p/>
          </draw:image>
        </draw:frame>
        <draw:custom-shape draw:style-name="gr2" draw:text-style-name="P2" draw:layer="layout" svg:width="6cm" svg:height="6.599cm" svg:x="0cm" svg:y="-0.5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0cm" svg:y1="6cm" svg:x2="6cm" svg:y2="6cm">
          <text:p/>
        </draw:line>
        <draw:line draw:style-name="gr3" draw:text-style-name="P4" draw:layer="layout" svg:x1="3cm" svg:y1="0cm" svg:x2="3cm" svg:y2="6cm">
          <text:p/>
        </draw:line>
        <draw:custom-shape draw:style-name="gr4" draw:text-style-name="P5" draw:layer="layout" svg:width="0.8cm" svg:height="0.6cm" svg:x="2.6cm" svg:y="0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0.8cm" svg:height="0.6cm" svg:x="2.6cm" svg:y="0.6cm">
          <text:p text:style-name="P1"><text:span text:style-name="T1">P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cm" svg:height="6.599cm" svg:x="6.9cm" svg:y="-0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6.9cm" svg:y1="6.025cm" svg:x2="12.9cm" svg:y2="6.025cm">
          <text:p/>
        </draw:line>
        <draw:line draw:style-name="gr3" draw:text-style-name="P4" draw:layer="layout" svg:x1="9.9cm" svg:y1="0.025cm" svg:x2="9.9cm" svg:y2="6.025cm">
          <text:p/>
        </draw:line>
        <draw:custom-shape draw:style-name="gr4" draw:text-style-name="P5" draw:layer="layout" svg:width="0.8cm" svg:height="0.6cm" svg:x="9.5cm" svg:y="0.02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0.8cm" svg:height="0.6cm" svg:x="9.5cm" svg:y="0.625cm">
          <text:p text:style-name="P1"><text:span text:style-name="T1">P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6cm" svg:height="6.599cm" svg:x="14cm" svg:y="-0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4cm" svg:y1="6.025cm" svg:x2="20cm" svg:y2="6.025cm">
          <text:p/>
        </draw:line>
        <draw:line draw:style-name="gr3" draw:text-style-name="P4" draw:layer="layout" svg:x1="17cm" svg:y1="0.025cm" svg:x2="17cm" svg:y2="6.025cm">
          <text:p/>
        </draw:line>
        <draw:custom-shape draw:style-name="gr4" draw:text-style-name="P5" draw:layer="layout" svg:width="0.8cm" svg:height="0.6cm" svg:x="16.6cm" svg:y="0.02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0.8cm" svg:height="0.6cm" svg:x="16.6cm" svg:y="0.625cm">
          <text:p text:style-name="P1"><text:span text:style-name="T1">P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2.1cm" svg:y1="5.2cm" svg:x2="10.3cm" svg:y2="1cm">
          <text:p/>
        </draw:line>
        <draw:line draw:style-name="gr8" draw:text-style-name="P3" draw:layer="layout" svg:x1="10.8cm" svg:y1="5.5cm" svg:x2="10.1cm" svg:y2="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2" draw:display-name="Transparency 2" draw:style="linear" draw:start="50%" draw:end="20%" draw:angle="0" draw:border="0%"/>
    <draw:opacity draw:name="Transparency_20_3" draw:display-name="Transparency 3" draw:style="linear" draw:start="100%" draw:end="25%" draw:angle="0" draw:border="0%"/>
    <draw:opacity draw:name="Transparency_20_4" draw:display-name="Transparency 4" draw:style="linear" draw:start="100%" draw:end="75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10:20:12.555000000</meta:creation-date>
    <dc:date>2017-12-06T10:59:15.718000000</dc:date>
    <meta:editing-duration>PT26M53S</meta:editing-duration>
    <meta:editing-cycles>1</meta:editing-cycles>
    <meta:document-statistic meta:object-count="19"/>
    <meta:generator>LibreOffice/5.1.2.2$Windows_x86 LibreOffice_project/d3bf12ecb743fc0d20e0be0c58ca359301eb705f</meta:generator>
  </office:meta>
</office:document-meta>
</file>